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ownames</text:p>
          </table:table-cell>
          <table:table-cell office:value-type="string" calcext:value-type="string">
            <text:p>_p11</text:p>
          </table:table-cell>
          <table:table-cell office:value-type="string" calcext:value-type="string">
            <text:p>_p12</text:p>
          </table:table-cell>
          <table:table-cell office:value-type="string" calcext:value-type="string">
            <text:p>_p13</text:p>
          </table:table-cell>
          <table:table-cell office:value-type="string" calcext:value-type="string">
            <text:p>_p14</text:p>
          </table:table-cell>
          <table:table-cell office:value-type="string" calcext:value-type="string">
            <text:p>_p21</text:p>
          </table:table-cell>
          <table:table-cell office:value-type="string" calcext:value-type="string">
            <text:p>_p22</text:p>
          </table:table-cell>
          <table:table-cell table:style-name="Default" office:value-type="string" calcext:value-type="string">
            <text:p>_p23</text:p>
          </table:table-cell>
          <table:table-cell office:value-type="string" calcext:value-type="string">
            <text:p>_p24</text:p>
          </table:table-cell>
          <table:table-cell office:value-type="string" calcext:value-type="string">
            <text:p>_p31</text:p>
          </table:table-cell>
          <table:table-cell table:style-name="Default" office:value-type="string" calcext:value-type="string">
            <text:p>_p32</text:p>
          </table:table-cell>
          <table:table-cell office:value-type="string" calcext:value-type="string">
            <text:p>_p33</text:p>
          </table:table-cell>
          <table:table-cell office:value-type="string" calcext:value-type="string">
            <text:p>_p3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96269561" calcext:value-type="float">
            <text:p>0.96269561</text:p>
          </table:table-cell>
          <table:table-cell office:value-type="float" office:value="0.00222129" calcext:value-type="float">
            <text:p>0.00222129</text:p>
          </table:table-cell>
          <table:table-cell office:value-type="float" office:value="0.00970919" calcext:value-type="float">
            <text:p>0.00970919</text:p>
          </table:table-cell>
          <table:table-cell office:value-type="float" office:value="0.02537391" calcext:value-type="float">
            <text:p>0.02537391</text:p>
          </table:table-cell>
          <table:table-cell office:value-type="float" office:value="0.01224248" calcext:value-type="float">
            <text:p>0.01224248</text:p>
          </table:table-cell>
          <table:table-cell office:value-type="float" office:value="0.94060873" calcext:value-type="float">
            <text:p>0.94060873</text:p>
          </table:table-cell>
          <table:table-cell office:value-type="float" office:value="0.000000000002873" calcext:value-type="float">
            <text:p>2.87E-12</text:p>
          </table:table-cell>
          <table:table-cell office:value-type="float" office:value="0.04714879" calcext:value-type="float">
            <text:p>0.04714879</text:p>
          </table:table-cell>
          <table:table-cell office:value-type="float" office:value="0.01495098" calcext:value-type="float">
            <text:p>0.01495098</text:p>
          </table:table-cell>
          <table:table-cell office:value-type="float" office:value="0.00000000005367" calcext:value-type="float">
            <text:p>5.37E-11</text:p>
          </table:table-cell>
          <table:table-cell office:value-type="float" office:value="0.89821443" calcext:value-type="float">
            <text:p>0.89821443</text:p>
          </table:table-cell>
          <table:table-cell office:value-type="float" office:value="0.08683459" calcext:value-type="float">
            <text:p>0.0868345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96026631" calcext:value-type="float">
            <text:p>0.96026631</text:p>
          </table:table-cell>
          <table:table-cell office:value-type="float" office:value="0.00229642" calcext:value-type="float">
            <text:p>0.00229642</text:p>
          </table:table-cell>
          <table:table-cell office:value-type="float" office:value="0.01057192" calcext:value-type="float">
            <text:p>0.01057192</text:p>
          </table:table-cell>
          <table:table-cell office:value-type="float" office:value="0.02686536" calcext:value-type="float">
            <text:p>0.02686536</text:p>
          </table:table-cell>
          <table:table-cell office:value-type="float" office:value="0.01180373" calcext:value-type="float">
            <text:p>0.01180373</text:p>
          </table:table-cell>
          <table:table-cell office:value-type="float" office:value="0.93994342" calcext:value-type="float">
            <text:p>0.93994342</text:p>
          </table:table-cell>
          <table:table-cell office:value-type="float" office:value="0.000000000003024" calcext:value-type="float">
            <text:p>3.02E-12</text:p>
          </table:table-cell>
          <table:table-cell office:value-type="float" office:value="0.04825286" calcext:value-type="float">
            <text:p>0.04825286</text:p>
          </table:table-cell>
          <table:table-cell office:value-type="float" office:value="0.01374647" calcext:value-type="float">
            <text:p>0.01374647</text:p>
          </table:table-cell>
          <table:table-cell office:value-type="float" office:value="0.00000000005115" calcext:value-type="float">
            <text:p>5.12E-11</text:p>
          </table:table-cell>
          <table:table-cell office:value-type="float" office:value="0.901508" calcext:value-type="float">
            <text:p>0.901508</text:p>
          </table:table-cell>
          <table:table-cell office:value-type="float" office:value="0.08474553" calcext:value-type="float">
            <text:p>0.084745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95762882" calcext:value-type="float">
            <text:p>0.95762882</text:p>
          </table:table-cell>
          <table:table-cell office:value-type="float" office:value="0.0023727" calcext:value-type="float">
            <text:p>0.0023727</text:p>
          </table:table-cell>
          <table:table-cell office:value-type="float" office:value="0.01148805" calcext:value-type="float">
            <text:p>0.01148805</text:p>
          </table:table-cell>
          <table:table-cell office:value-type="float" office:value="0.02851043" calcext:value-type="float">
            <text:p>0.02851043</text:p>
          </table:table-cell>
          <table:table-cell office:value-type="float" office:value="0.01138262" calcext:value-type="float">
            <text:p>0.01138262</text:p>
          </table:table-cell>
          <table:table-cell office:value-type="float" office:value="0.93910066" calcext:value-type="float">
            <text:p>0.93910066</text:p>
          </table:table-cell>
          <table:table-cell office:value-type="float" office:value="0.000000000003178" calcext:value-type="float">
            <text:p>3.18E-12</text:p>
          </table:table-cell>
          <table:table-cell office:value-type="float" office:value="0.04951672" calcext:value-type="float">
            <text:p>0.04951672</text:p>
          </table:table-cell>
          <table:table-cell office:value-type="float" office:value="0.01265489" calcext:value-type="float">
            <text:p>0.01265489</text:p>
          </table:table-cell>
          <table:table-cell office:value-type="float" office:value="0.00000000004879" calcext:value-type="float">
            <text:p>4.88E-11</text:p>
          </table:table-cell>
          <table:table-cell office:value-type="float" office:value="0.9043238" calcext:value-type="float">
            <text:p>0.9043238</text:p>
          </table:table-cell>
          <table:table-cell office:value-type="float" office:value="0.08302131" calcext:value-type="float">
            <text:p>0.083021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95476605" calcext:value-type="float">
            <text:p>0.95476605</text:p>
          </table:table-cell>
          <table:table-cell office:value-type="float" office:value="0.00245005" calcext:value-type="float">
            <text:p>0.00245005</text:p>
          </table:table-cell>
          <table:table-cell office:value-type="float" office:value="0.01245812" calcext:value-type="float">
            <text:p>0.01245812</text:p>
          </table:table-cell>
          <table:table-cell office:value-type="float" office:value="0.03032579" calcext:value-type="float">
            <text:p>0.03032579</text:p>
          </table:table-cell>
          <table:table-cell office:value-type="float" office:value="0.01097828" calcext:value-type="float">
            <text:p>0.01097828</text:p>
          </table:table-cell>
          <table:table-cell office:value-type="float" office:value="0.93807076" calcext:value-type="float">
            <text:p>0.93807076</text:p>
          </table:table-cell>
          <table:table-cell office:value-type="float" office:value="0.000000000003334" calcext:value-type="float">
            <text:p>3.33E-12</text:p>
          </table:table-cell>
          <table:table-cell office:value-type="float" office:value="0.05095096" calcext:value-type="float">
            <text:p>0.05095096</text:p>
          </table:table-cell>
          <table:table-cell office:value-type="float" office:value="0.01166506" calcext:value-type="float">
            <text:p>0.01166506</text:p>
          </table:table-cell>
          <table:table-cell office:value-type="float" office:value="0.00000000004657" calcext:value-type="float">
            <text:p>4.66E-11</text:p>
          </table:table-cell>
          <table:table-cell office:value-type="float" office:value="0.90669042" calcext:value-type="float">
            <text:p>0.90669042</text:p>
          </table:table-cell>
          <table:table-cell office:value-type="float" office:value="0.08164451" calcext:value-type="float">
            <text:p>0.081644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95165923" calcext:value-type="float">
            <text:p>0.95165923</text:p>
          </table:table-cell>
          <table:table-cell office:value-type="float" office:value="0.00252834" calcext:value-type="float">
            <text:p>0.00252834</text:p>
          </table:table-cell>
          <table:table-cell office:value-type="float" office:value="0.01348224" calcext:value-type="float">
            <text:p>0.01348224</text:p>
          </table:table-cell>
          <table:table-cell office:value-type="float" office:value="0.03233019" calcext:value-type="float">
            <text:p>0.03233019</text:p>
          </table:table-cell>
          <table:table-cell office:value-type="float" office:value="0.01058984" calcext:value-type="float">
            <text:p>0.01058984</text:p>
          </table:table-cell>
          <table:table-cell office:value-type="float" office:value="0.93684245" calcext:value-type="float">
            <text:p>0.93684245</text:p>
          </table:table-cell>
          <table:table-cell office:value-type="float" office:value="0.000000000003491" calcext:value-type="float">
            <text:p>3.49E-12</text:p>
          </table:table-cell>
          <table:table-cell office:value-type="float" office:value="0.05256771" calcext:value-type="float">
            <text:p>0.05256771</text:p>
          </table:table-cell>
          <table:table-cell office:value-type="float" office:value="0.0107669" calcext:value-type="float">
            <text:p>0.0107669</text:p>
          </table:table-cell>
          <table:table-cell office:value-type="float" office:value="0.00000000004451" calcext:value-type="float">
            <text:p>4.45E-11</text:p>
          </table:table-cell>
          <table:table-cell office:value-type="float" office:value="0.90863178" calcext:value-type="float">
            <text:p>0.90863178</text:p>
          </table:table-cell>
          <table:table-cell office:value-type="float" office:value="0.08060132" calcext:value-type="float">
            <text:p>0.0806013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94828773" calcext:value-type="float">
            <text:p>0.94828773</text:p>
          </table:table-cell>
          <table:table-cell office:value-type="float" office:value="0.00260744" calcext:value-type="float">
            <text:p>0.00260744</text:p>
          </table:table-cell>
          <table:table-cell office:value-type="float" office:value="0.01456013" calcext:value-type="float">
            <text:p>0.01456013</text:p>
          </table:table-cell>
          <table:table-cell office:value-type="float" office:value="0.0345447" calcext:value-type="float">
            <text:p>0.0345447</text:p>
          </table:table-cell>
          <table:table-cell office:value-type="float" office:value="0.01021648" calcext:value-type="float">
            <text:p>0.01021648</text:p>
          </table:table-cell>
          <table:table-cell office:value-type="float" office:value="0.93540274" calcext:value-type="float">
            <text:p>0.93540274</text:p>
          </table:table-cell>
          <table:table-cell office:value-type="float" office:value="0.00000000000365" calcext:value-type="float">
            <text:p>3.65E-12</text:p>
          </table:table-cell>
          <table:table-cell office:value-type="float" office:value="0.05438078" calcext:value-type="float">
            <text:p>0.05438078</text:p>
          </table:table-cell>
          <table:table-cell office:value-type="float" office:value="0.00995129" calcext:value-type="float">
            <text:p>0.00995129</text:p>
          </table:table-cell>
          <table:table-cell office:value-type="float" office:value="0.00000000004257" calcext:value-type="float">
            <text:p>4.26E-11</text:p>
          </table:table-cell>
          <table:table-cell office:value-type="float" office:value="0.91016732" calcext:value-type="float">
            <text:p>0.91016732</text:p>
          </table:table-cell>
          <table:table-cell office:value-type="float" office:value="0.07988139" calcext:value-type="float">
            <text:p>0.07988139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94462879" calcext:value-type="float">
            <text:p>0.94462879</text:p>
          </table:table-cell>
          <table:table-cell office:value-type="float" office:value="0.0026872" calcext:value-type="float">
            <text:p>0.0026872</text:p>
          </table:table-cell>
          <table:table-cell office:value-type="float" office:value="0.01569097" calcext:value-type="float">
            <text:p>0.01569097</text:p>
          </table:table-cell>
          <table:table-cell office:value-type="float" office:value="0.03699304" calcext:value-type="float">
            <text:p>0.03699304</text:p>
          </table:table-cell>
          <table:table-cell office:value-type="float" office:value="0.0098574" calcext:value-type="float">
            <text:p>0.0098574</text:p>
          </table:table-cell>
          <table:table-cell office:value-type="float" office:value="0.93373673" calcext:value-type="float">
            <text:p>0.93373673</text:p>
          </table:table-cell>
          <table:table-cell office:value-type="float" office:value="0.00000000000381" calcext:value-type="float">
            <text:p>3.81E-12</text:p>
          </table:table-cell>
          <table:table-cell office:value-type="float" office:value="0.05640587" calcext:value-type="float">
            <text:p>0.05640587</text:p>
          </table:table-cell>
          <table:table-cell office:value-type="float" office:value="0.00921005" calcext:value-type="float">
            <text:p>0.00921005</text:p>
          </table:table-cell>
          <table:table-cell office:value-type="float" office:value="0.00000000004076" calcext:value-type="float">
            <text:p>4.08E-11</text:p>
          </table:table-cell>
          <table:table-cell office:value-type="float" office:value="0.91131219" calcext:value-type="float">
            <text:p>0.91131219</text:p>
          </table:table-cell>
          <table:table-cell office:value-type="float" office:value="0.07947776" calcext:value-type="float">
            <text:p>0.0794777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9406573" calcext:value-type="float">
            <text:p>0.9406573</text:p>
          </table:table-cell>
          <table:table-cell office:value-type="float" office:value="0.00276744" calcext:value-type="float">
            <text:p>0.00276744</text:p>
          </table:table-cell>
          <table:table-cell office:value-type="float" office:value="0.0168734" calcext:value-type="float">
            <text:p>0.0168734</text:p>
          </table:table-cell>
          <table:table-cell office:value-type="float" office:value="0.03970186" calcext:value-type="float">
            <text:p>0.03970186</text:p>
          </table:table-cell>
          <table:table-cell office:value-type="float" office:value="0.00951184" calcext:value-type="float">
            <text:p>0.00951184</text:p>
          </table:table-cell>
          <table:table-cell office:value-type="float" office:value="0.93182748" calcext:value-type="float">
            <text:p>0.93182748</text:p>
          </table:table-cell>
          <table:table-cell office:value-type="float" office:value="0.000000000003971" calcext:value-type="float">
            <text:p>3.97E-12</text:p>
          </table:table-cell>
          <table:table-cell office:value-type="float" office:value="0.05866067" calcext:value-type="float">
            <text:p>0.05866067</text:p>
          </table:table-cell>
          <table:table-cell office:value-type="float" office:value="0.0085358" calcext:value-type="float">
            <text:p>0.0085358</text:p>
          </table:table-cell>
          <table:table-cell office:value-type="float" office:value="0.00000000003907" calcext:value-type="float">
            <text:p>3.91E-11</text:p>
          </table:table-cell>
          <table:table-cell office:value-type="float" office:value="0.91207743" calcext:value-type="float">
            <text:p>0.91207743</text:p>
          </table:table-cell>
          <table:table-cell office:value-type="float" office:value="0.07938677" calcext:value-type="float">
            <text:p>0.0793867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93634549" calcext:value-type="float">
            <text:p>0.93634549</text:p>
          </table:table-cell>
          <table:table-cell office:value-type="float" office:value="0.00284798" calcext:value-type="float">
            <text:p>0.00284798</text:p>
          </table:table-cell>
          <table:table-cell office:value-type="float" office:value="0.01810543" calcext:value-type="float">
            <text:p>0.01810543</text:p>
          </table:table-cell>
          <table:table-cell office:value-type="float" office:value="0.0427011" calcext:value-type="float">
            <text:p>0.0427011</text:p>
          </table:table-cell>
          <table:table-cell office:value-type="float" office:value="0.00917906" calcext:value-type="float">
            <text:p>0.00917906</text:p>
          </table:table-cell>
          <table:table-cell office:value-type="float" office:value="0.92965579" calcext:value-type="float">
            <text:p>0.92965579</text:p>
          </table:table-cell>
          <table:table-cell office:value-type="float" office:value="0.00000000000413" calcext:value-type="float">
            <text:p>4.13E-12</text:p>
          </table:table-cell>
          <table:table-cell office:value-type="float" office:value="0.06116515" calcext:value-type="float">
            <text:p>0.06116515</text:p>
          </table:table-cell>
          <table:table-cell office:value-type="float" office:value="0.0079219" calcext:value-type="float">
            <text:p>0.0079219</text:p>
          </table:table-cell>
          <table:table-cell office:value-type="float" office:value="0.00000000003749" calcext:value-type="float">
            <text:p>3.75E-11</text:p>
          </table:table-cell>
          <table:table-cell office:value-type="float" office:value="0.91247006" calcext:value-type="float">
            <text:p>0.91247006</text:p>
          </table:table-cell>
          <table:table-cell office:value-type="float" office:value="0.07960805" calcext:value-type="float">
            <text:p>0.0796080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93166263" calcext:value-type="float">
            <text:p>0.93166263</text:p>
          </table:table-cell>
          <table:table-cell office:value-type="float" office:value="0.00292858" calcext:value-type="float">
            <text:p>0.00292858</text:p>
          </table:table-cell>
          <table:table-cell office:value-type="float" office:value="0.01938439" calcext:value-type="float">
            <text:p>0.01938439</text:p>
          </table:table-cell>
          <table:table-cell office:value-type="float" office:value="0.0460244" calcext:value-type="float">
            <text:p>0.0460244</text:p>
          </table:table-cell>
          <table:table-cell office:value-type="float" office:value="0.00885833" calcext:value-type="float">
            <text:p>0.00885833</text:p>
          </table:table-cell>
          <table:table-cell office:value-type="float" office:value="0.92719996" calcext:value-type="float">
            <text:p>0.92719996</text:p>
          </table:table-cell>
          <table:table-cell office:value-type="float" office:value="0.000000000004289" calcext:value-type="float">
            <text:p>4.29E-12</text:p>
          </table:table-cell>
          <table:table-cell office:value-type="float" office:value="0.06394171" calcext:value-type="float">
            <text:p>0.06394171</text:p>
          </table:table-cell>
          <table:table-cell office:value-type="float" office:value="0.0073624" calcext:value-type="float">
            <text:p>0.0073624</text:p>
          </table:table-cell>
          <table:table-cell office:value-type="float" office:value="0.00000000003601" calcext:value-type="float">
            <text:p>3.60E-11</text:p>
          </table:table-cell>
          <table:table-cell office:value-type="float" office:value="0.91249309" calcext:value-type="float">
            <text:p>0.91249309</text:p>
          </table:table-cell>
          <table:table-cell office:value-type="float" office:value="0.0801445" calcext:value-type="float">
            <text:p>0.080144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92657467" calcext:value-type="float">
            <text:p>0.92657467</text:p>
          </table:table-cell>
          <table:table-cell office:value-type="float" office:value="0.00300899" calcext:value-type="float">
            <text:p>0.00300899</text:p>
          </table:table-cell>
          <table:table-cell office:value-type="float" office:value="0.02070684" calcext:value-type="float">
            <text:p>0.02070684</text:p>
          </table:table-cell>
          <table:table-cell office:value-type="float" office:value="0.04970951" calcext:value-type="float">
            <text:p>0.04970951</text:p>
          </table:table-cell>
          <table:table-cell office:value-type="float" office:value="0.00854896" calcext:value-type="float">
            <text:p>0.00854896</text:p>
          </table:table-cell>
          <table:table-cell office:value-type="float" office:value="0.92443557" calcext:value-type="float">
            <text:p>0.92443557</text:p>
          </table:table-cell>
          <table:table-cell office:value-type="float" office:value="0.000000000004446" calcext:value-type="float">
            <text:p>4.45E-12</text:p>
          </table:table-cell>
          <table:table-cell office:value-type="float" office:value="0.06701548" calcext:value-type="float">
            <text:p>0.06701548</text:p>
          </table:table-cell>
          <table:table-cell office:value-type="float" office:value="0.00685195" calcext:value-type="float">
            <text:p>0.00685195</text:p>
          </table:table-cell>
          <table:table-cell office:value-type="float" office:value="0.00000000003462" calcext:value-type="float">
            <text:p>3.46E-11</text:p>
          </table:table-cell>
          <table:table-cell office:value-type="float" office:value="0.91214561" calcext:value-type="float">
            <text:p>0.91214561</text:p>
          </table:table-cell>
          <table:table-cell office:value-type="float" office:value="0.08100243" calcext:value-type="float">
            <text:p>0.08100243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92104388" calcext:value-type="float">
            <text:p>0.92104388</text:p>
          </table:table-cell>
          <table:table-cell office:value-type="float" office:value="0.00308892" calcext:value-type="float">
            <text:p>0.00308892</text:p>
          </table:table-cell>
          <table:table-cell office:value-type="float" office:value="0.02206849" calcext:value-type="float">
            <text:p>0.02206849</text:p>
          </table:table-cell>
          <table:table-cell office:value-type="float" office:value="0.05379871" calcext:value-type="float">
            <text:p>0.05379871</text:p>
          </table:table-cell>
          <table:table-cell office:value-type="float" office:value="0.00825027" calcext:value-type="float">
            <text:p>0.00825027</text:p>
          </table:table-cell>
          <table:table-cell office:value-type="float" office:value="0.92133518" calcext:value-type="float">
            <text:p>0.92133518</text:p>
          </table:table-cell>
          <table:table-cell office:value-type="float" office:value="0.0000000000046" calcext:value-type="float">
            <text:p>4.60E-12</text:p>
          </table:table-cell>
          <table:table-cell office:value-type="float" office:value="0.07041455" calcext:value-type="float">
            <text:p>0.07041455</text:p>
          </table:table-cell>
          <table:table-cell office:value-type="float" office:value="0.00638574" calcext:value-type="float">
            <text:p>0.00638574</text:p>
          </table:table-cell>
          <table:table-cell office:value-type="float" office:value="0.00000000003332" calcext:value-type="float">
            <text:p>3.33E-11</text:p>
          </table:table-cell>
          <table:table-cell office:value-type="float" office:value="0.91142267" calcext:value-type="float">
            <text:p>0.91142267</text:p>
          </table:table-cell>
          <table:table-cell office:value-type="float" office:value="0.08219159" calcext:value-type="float">
            <text:p>0.0821915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91502845" calcext:value-type="float">
            <text:p>0.91502845</text:p>
          </table:table-cell>
          <table:table-cell office:value-type="float" office:value="0.00316804" calcext:value-type="float">
            <text:p>0.00316804</text:p>
          </table:table-cell>
          <table:table-cell office:value-type="float" office:value="0.02346415" calcext:value-type="float">
            <text:p>0.02346415</text:p>
          </table:table-cell>
          <table:table-cell office:value-type="float" office:value="0.05833936" calcext:value-type="float">
            <text:p>0.05833936</text:p>
          </table:table-cell>
          <table:table-cell office:value-type="float" office:value="0.00796159" calcext:value-type="float">
            <text:p>0.00796159</text:p>
          </table:table-cell>
          <table:table-cell office:value-type="float" office:value="0.91786811" calcext:value-type="float">
            <text:p>0.91786811</text:p>
          </table:table-cell>
          <table:table-cell office:value-type="float" office:value="0.000000000004751" calcext:value-type="float">
            <text:p>4.75E-12</text:p>
          </table:table-cell>
          <table:table-cell office:value-type="float" office:value="0.07417029" calcext:value-type="float">
            <text:p>0.07417029</text:p>
          </table:table-cell>
          <table:table-cell office:value-type="float" office:value="0.00595944" calcext:value-type="float">
            <text:p>0.00595944</text:p>
          </table:table-cell>
          <table:table-cell office:value-type="float" office:value="0.0000000000321" calcext:value-type="float">
            <text:p>3.21E-11</text:p>
          </table:table-cell>
          <table:table-cell office:value-type="float" office:value="0.91031522" calcext:value-type="float">
            <text:p>0.91031522</text:p>
          </table:table-cell>
          <table:table-cell office:value-type="float" office:value="0.08372534" calcext:value-type="float">
            <text:p>0.0837253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90848204" calcext:value-type="float">
            <text:p>0.90848204</text:p>
          </table:table-cell>
          <table:table-cell office:value-type="float" office:value="0.00324599" calcext:value-type="float">
            <text:p>0.00324599</text:p>
          </table:table-cell>
          <table:table-cell office:value-type="float" office:value="0.02488763" calcext:value-type="float">
            <text:p>0.02488763</text:p>
          </table:table-cell>
          <table:table-cell office:value-type="float" office:value="0.06338433" calcext:value-type="float">
            <text:p>0.06338433</text:p>
          </table:table-cell>
          <table:table-cell office:value-type="float" office:value="0.0076823" calcext:value-type="float">
            <text:p>0.0076823</text:p>
          </table:table-cell>
          <table:table-cell office:value-type="float" office:value="0.91400007" calcext:value-type="float">
            <text:p>0.91400007</text:p>
          </table:table-cell>
          <table:table-cell office:value-type="float" office:value="0.000000000004897" calcext:value-type="float">
            <text:p>4.90E-12</text:p>
          </table:table-cell>
          <table:table-cell office:value-type="float" office:value="0.07831763" calcext:value-type="float">
            <text:p>0.07831763</text:p>
          </table:table-cell>
          <table:table-cell office:value-type="float" office:value="0.00556916" calcext:value-type="float">
            <text:p>0.00556916</text:p>
          </table:table-cell>
          <table:table-cell office:value-type="float" office:value="0.00000000003096" calcext:value-type="float">
            <text:p>3.10E-11</text:p>
          </table:table-cell>
          <table:table-cell office:value-type="float" office:value="0.90880997" calcext:value-type="float">
            <text:p>0.90880997</text:p>
          </table:table-cell>
          <table:table-cell office:value-type="float" office:value="0.08562088" calcext:value-type="float">
            <text:p>0.0856208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90135343" calcext:value-type="float">
            <text:p>0.90135343</text:p>
          </table:table-cell>
          <table:table-cell office:value-type="float" office:value="0.00332235" calcext:value-type="float">
            <text:p>0.00332235</text:p>
          </table:table-cell>
          <table:table-cell office:value-type="float" office:value="0.02633167" calcext:value-type="float">
            <text:p>0.02633167</text:p>
          </table:table-cell>
          <table:table-cell office:value-type="float" office:value="0.06899255" calcext:value-type="float">
            <text:p>0.06899255</text:p>
          </table:table-cell>
          <table:table-cell office:value-type="float" office:value="0.00741174" calcext:value-type="float">
            <text:p>0.00741174</text:p>
          </table:table-cell>
          <table:table-cell office:value-type="float" office:value="0.90969287" calcext:value-type="float">
            <text:p>0.90969287</text:p>
          </table:table-cell>
          <table:table-cell office:value-type="float" office:value="0.000000000005039" calcext:value-type="float">
            <text:p>5.04E-12</text:p>
          </table:table-cell>
          <table:table-cell office:value-type="float" office:value="0.08289539" calcext:value-type="float">
            <text:p>0.08289539</text:p>
          </table:table-cell>
          <table:table-cell office:value-type="float" office:value="0.0052114" calcext:value-type="float">
            <text:p>0.0052114</text:p>
          </table:table-cell>
          <table:table-cell office:value-type="float" office:value="0.00000000002989" calcext:value-type="float">
            <text:p>2.99E-11</text:p>
          </table:table-cell>
          <table:table-cell office:value-type="float" office:value="0.90688914" calcext:value-type="float">
            <text:p>0.90688914</text:p>
          </table:table-cell>
          <table:table-cell office:value-type="float" office:value="0.08789946" calcext:value-type="float">
            <text:p>0.0878994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89358604" calcext:value-type="float">
            <text:p>0.89358604</text:p>
          </table:table-cell>
          <table:table-cell office:value-type="float" office:value="0.00339665" calcext:value-type="float">
            <text:p>0.00339665</text:p>
          </table:table-cell>
          <table:table-cell office:value-type="float" office:value="0.02778784" calcext:value-type="float">
            <text:p>0.02778784</text:p>
          </table:table-cell>
          <table:table-cell office:value-type="float" office:value="0.07522946" calcext:value-type="float">
            <text:p>0.07522946</text:p>
          </table:table-cell>
          <table:table-cell office:value-type="float" office:value="0.00714932" calcext:value-type="float">
            <text:p>0.00714932</text:p>
          </table:table-cell>
          <table:table-cell office:value-type="float" office:value="0.90490409" calcext:value-type="float">
            <text:p>0.90490409</text:p>
          </table:table-cell>
          <table:table-cell office:value-type="float" office:value="0.000000000005174" calcext:value-type="float">
            <text:p>5.17E-12</text:p>
          </table:table-cell>
          <table:table-cell office:value-type="float" office:value="0.0879466" calcext:value-type="float">
            <text:p>0.0879466</text:p>
          </table:table-cell>
          <table:table-cell office:value-type="float" office:value="0.00488302" calcext:value-type="float">
            <text:p>0.00488302</text:p>
          </table:table-cell>
          <table:table-cell office:value-type="float" office:value="0.00000000002888" calcext:value-type="float">
            <text:p>2.89E-11</text:p>
          </table:table-cell>
          <table:table-cell office:value-type="float" office:value="0.90453029" calcext:value-type="float">
            <text:p>0.90453029</text:p>
          </table:table-cell>
          <table:table-cell office:value-type="float" office:value="0.0905867" calcext:value-type="float">
            <text:p>0.090586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88511766" calcext:value-type="float">
            <text:p>0.88511766</text:p>
          </table:table-cell>
          <table:table-cell office:value-type="float" office:value="0.00346835" calcext:value-type="float">
            <text:p>0.00346835</text:p>
          </table:table-cell>
          <table:table-cell office:value-type="float" office:value="0.02924649" calcext:value-type="float">
            <text:p>0.02924649</text:p>
          </table:table-cell>
          <table:table-cell office:value-type="float" office:value="0.0821675" calcext:value-type="float">
            <text:p>0.0821675</text:p>
          </table:table-cell>
          <table:table-cell office:value-type="float" office:value="0.00689441" calcext:value-type="float">
            <text:p>0.00689441</text:p>
          </table:table-cell>
          <table:table-cell office:value-type="float" office:value="0.89958675" calcext:value-type="float">
            <text:p>0.89958675</text:p>
          </table:table-cell>
          <table:table-cell office:value-type="float" office:value="0.000000000005301" calcext:value-type="float">
            <text:p>5.30E-12</text:p>
          </table:table-cell>
          <table:table-cell office:value-type="float" office:value="0.09351884" calcext:value-type="float">
            <text:p>0.09351884</text:p>
          </table:table-cell>
          <table:table-cell office:value-type="float" office:value="0.00458116" calcext:value-type="float">
            <text:p>0.00458116</text:p>
          </table:table-cell>
          <table:table-cell office:value-type="float" office:value="0.00000000002793" calcext:value-type="float">
            <text:p>2.79E-11</text:p>
          </table:table-cell>
          <table:table-cell office:value-type="float" office:value="0.90170592" calcext:value-type="float">
            <text:p>0.90170592</text:p>
          </table:table-cell>
          <table:table-cell office:value-type="float" office:value="0.09371292" calcext:value-type="float">
            <text:p>0.0937129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87588005" calcext:value-type="float">
            <text:p>0.87588005</text:p>
          </table:table-cell>
          <table:table-cell office:value-type="float" office:value="0.00353687" calcext:value-type="float">
            <text:p>0.00353687</text:p>
          </table:table-cell>
          <table:table-cell office:value-type="float" office:value="0.03069663" calcext:value-type="float">
            <text:p>0.03069663</text:p>
          </table:table-cell>
          <table:table-cell office:value-type="float" office:value="0.08988645" calcext:value-type="float">
            <text:p>0.08988645</text:p>
          </table:table-cell>
          <table:table-cell office:value-type="float" office:value="0.00664643" calcext:value-type="float">
            <text:p>0.00664643</text:p>
          </table:table-cell>
          <table:table-cell office:value-type="float" office:value="0.89368902" calcext:value-type="float">
            <text:p>0.89368902</text:p>
          </table:table-cell>
          <table:table-cell office:value-type="float" office:value="0.000000000005421" calcext:value-type="float">
            <text:p>5.42E-12</text:p>
          </table:table-cell>
          <table:table-cell office:value-type="float" office:value="0.09966455" calcext:value-type="float">
            <text:p>0.09966455</text:p>
          </table:table-cell>
          <table:table-cell office:value-type="float" office:value="0.00430327" calcext:value-type="float">
            <text:p>0.00430327</text:p>
          </table:table-cell>
          <table:table-cell office:value-type="float" office:value="0.00000000002704" calcext:value-type="float">
            <text:p>2.70E-11</text:p>
          </table:table-cell>
          <table:table-cell office:value-type="float" office:value="0.89838318" calcext:value-type="float">
            <text:p>0.89838318</text:p>
          </table:table-cell>
          <table:table-cell office:value-type="float" office:value="0.09731355" calcext:value-type="float">
            <text:p>0.0973135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86579889" calcext:value-type="float">
            <text:p>0.86579889</text:p>
          </table:table-cell>
          <table:table-cell office:value-type="float" office:value="0.00360154" calcext:value-type="float">
            <text:p>0.00360154</text:p>
          </table:table-cell>
          <table:table-cell office:value-type="float" office:value="0.03212592" calcext:value-type="float">
            <text:p>0.03212592</text:p>
          </table:table-cell>
          <table:table-cell office:value-type="float" office:value="0.09847366" calcext:value-type="float">
            <text:p>0.09847366</text:p>
          </table:table-cell>
          <table:table-cell office:value-type="float" office:value="0.00640478" calcext:value-type="float">
            <text:p>0.00640478</text:p>
          </table:table-cell>
          <table:table-cell office:value-type="float" office:value="0.88715393" calcext:value-type="float">
            <text:p>0.88715393</text:p>
          </table:table-cell>
          <table:table-cell office:value-type="float" office:value="0.00000000000553" calcext:value-type="float">
            <text:p>5.53E-12</text:p>
          </table:table-cell>
          <table:table-cell office:value-type="float" office:value="0.1064413" calcext:value-type="float">
            <text:p>0.1064413</text:p>
          </table:table-cell>
          <table:table-cell office:value-type="float" office:value="0.00404703" calcext:value-type="float">
            <text:p>0.00404703</text:p>
          </table:table-cell>
          <table:table-cell office:value-type="float" office:value="0.00000000002619" calcext:value-type="float">
            <text:p>2.62E-11</text:p>
          </table:table-cell>
          <table:table-cell office:value-type="float" office:value="0.89452342" calcext:value-type="float">
            <text:p>0.89452342</text:p>
          </table:table-cell>
          <table:table-cell office:value-type="float" office:value="0.10142954" calcext:value-type="float">
            <text:p>0.1014295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85479368" calcext:value-type="float">
            <text:p>0.85479368</text:p>
          </table:table-cell>
          <table:table-cell office:value-type="float" office:value="0.00366162" calcext:value-type="float">
            <text:p>0.00366162</text:p>
          </table:table-cell>
          <table:table-cell office:value-type="float" office:value="0.03352056" calcext:value-type="float">
            <text:p>0.03352056</text:p>
          </table:table-cell>
          <table:table-cell office:value-type="float" office:value="0.10802414" calcext:value-type="float">
            <text:p>0.10802414</text:p>
          </table:table-cell>
          <table:table-cell office:value-type="float" office:value="0.00616889" calcext:value-type="float">
            <text:p>0.00616889</text:p>
          </table:table-cell>
          <table:table-cell office:value-type="float" office:value="0.87991911" calcext:value-type="float">
            <text:p>0.87991911</text:p>
          </table:table-cell>
          <table:table-cell office:value-type="float" office:value="0.000000000005629" calcext:value-type="float">
            <text:p>5.63E-12</text:p>
          </table:table-cell>
          <table:table-cell office:value-type="float" office:value="0.113912" calcext:value-type="float">
            <text:p>0.113912</text:p>
          </table:table-cell>
          <table:table-cell office:value-type="float" office:value="0.00381034" calcext:value-type="float">
            <text:p>0.00381034</text:p>
          </table:table-cell>
          <table:table-cell office:value-type="float" office:value="0.0000000000254" calcext:value-type="float">
            <text:p>2.54E-11</text:p>
          </table:table-cell>
          <table:table-cell office:value-type="float" office:value="0.89008178" calcext:value-type="float">
            <text:p>0.89008178</text:p>
          </table:table-cell>
          <table:table-cell office:value-type="float" office:value="0.10610788" calcext:value-type="float">
            <text:p>0.106107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84277808" calcext:value-type="float">
            <text:p>0.84277808</text:p>
          </table:table-cell>
          <table:table-cell office:value-type="float" office:value="0.0037163" calcext:value-type="float">
            <text:p>0.0037163</text:p>
          </table:table-cell>
          <table:table-cell office:value-type="float" office:value="0.03486533" calcext:value-type="float">
            <text:p>0.03486533</text:p>
          </table:table-cell>
          <table:table-cell office:value-type="float" office:value="0.11864029" calcext:value-type="float">
            <text:p>0.11864029</text:p>
          </table:table-cell>
          <table:table-cell office:value-type="float" office:value="0.00593819" calcext:value-type="float">
            <text:p>0.00593819</text:p>
          </table:table-cell>
          <table:table-cell office:value-type="float" office:value="0.87191675" calcext:value-type="float">
            <text:p>0.87191675</text:p>
          </table:table-cell>
          <table:table-cell office:value-type="float" office:value="0.000000000005717" calcext:value-type="float">
            <text:p>5.72E-12</text:p>
          </table:table-cell>
          <table:table-cell office:value-type="float" office:value="0.12214506" calcext:value-type="float">
            <text:p>0.12214506</text:p>
          </table:table-cell>
          <table:table-cell office:value-type="float" office:value="0.00359128" calcext:value-type="float">
            <text:p>0.00359128</text:p>
          </table:table-cell>
          <table:table-cell office:value-type="float" office:value="0.00000000002464" calcext:value-type="float">
            <text:p>2.46E-11</text:p>
          </table:table-cell>
          <table:table-cell office:value-type="float" office:value="0.88500667" calcext:value-type="float">
            <text:p>0.88500667</text:p>
          </table:table-cell>
          <table:table-cell office:value-type="float" office:value="0.11140205" calcext:value-type="float">
            <text:p>0.1114020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2966049" calcext:value-type="float">
            <text:p>0.82966049</text:p>
          </table:table-cell>
          <table:table-cell office:value-type="float" office:value="0.00376467" calcext:value-type="float">
            <text:p>0.00376467</text:p>
          </table:table-cell>
          <table:table-cell office:value-type="float" office:value="0.03614353" calcext:value-type="float">
            <text:p>0.03614353</text:p>
          </table:table-cell>
          <table:table-cell office:value-type="float" office:value="0.13043131" calcext:value-type="float">
            <text:p>0.13043131</text:p>
          </table:table-cell>
          <table:table-cell office:value-type="float" office:value="0.00571212" calcext:value-type="float">
            <text:p>0.00571212</text:p>
          </table:table-cell>
          <table:table-cell office:value-type="float" office:value="0.86307347" calcext:value-type="float">
            <text:p>0.86307347</text:p>
          </table:table-cell>
          <table:table-cell office:value-type="float" office:value="0.000000000005791" calcext:value-type="float">
            <text:p>5.79E-12</text:p>
          </table:table-cell>
          <table:table-cell office:value-type="float" office:value="0.13121441" calcext:value-type="float">
            <text:p>0.13121441</text:p>
          </table:table-cell>
          <table:table-cell office:value-type="float" office:value="0.00338813" calcext:value-type="float">
            <text:p>0.00338813</text:p>
          </table:table-cell>
          <table:table-cell office:value-type="float" office:value="0.00000000002392" calcext:value-type="float">
            <text:p>2.39E-11</text:p>
          </table:table-cell>
          <table:table-cell office:value-type="float" office:value="0.87923932" calcext:value-type="float">
            <text:p>0.87923932</text:p>
          </table:table-cell>
          <table:table-cell office:value-type="float" office:value="0.11737255" calcext:value-type="float">
            <text:p>0.1173725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153451" calcext:value-type="float">
            <text:p>0.8153451</text:p>
          </table:table-cell>
          <table:table-cell office:value-type="float" office:value="0.00380577" calcext:value-type="float">
            <text:p>0.00380577</text:p>
          </table:table-cell>
          <table:table-cell office:value-type="float" office:value="0.03733708" calcext:value-type="float">
            <text:p>0.03733708</text:p>
          </table:table-cell>
          <table:table-cell office:value-type="float" office:value="0.14351205" calcext:value-type="float">
            <text:p>0.14351205</text:p>
          </table:table-cell>
          <table:table-cell office:value-type="float" office:value="0.00549013" calcext:value-type="float">
            <text:p>0.00549013</text:p>
          </table:table-cell>
          <table:table-cell office:value-type="float" office:value="0.85331061" calcext:value-type="float">
            <text:p>0.85331061</text:p>
          </table:table-cell>
          <table:table-cell office:value-type="float" office:value="0.000000000005851" calcext:value-type="float">
            <text:p>5.85E-12</text:p>
          </table:table-cell>
          <table:table-cell office:value-type="float" office:value="0.14119926" calcext:value-type="float">
            <text:p>0.14119926</text:p>
          </table:table-cell>
          <table:table-cell office:value-type="float" office:value="0.00319931" calcext:value-type="float">
            <text:p>0.00319931</text:p>
          </table:table-cell>
          <table:table-cell office:value-type="float" office:value="0.00000000002323" calcext:value-type="float">
            <text:p>2.32E-11</text:p>
          </table:table-cell>
          <table:table-cell office:value-type="float" office:value="0.87271328" calcext:value-type="float">
            <text:p>0.87271328</text:p>
          </table:table-cell>
          <table:table-cell office:value-type="float" office:value="0.12408741" calcext:value-type="float">
            <text:p>0.1240874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79973357" calcext:value-type="float">
            <text:p>0.79973357</text:p>
          </table:table-cell>
          <table:table-cell office:value-type="float" office:value="0.00383852" calcext:value-type="float">
            <text:p>0.00383852</text:p>
          </table:table-cell>
          <table:table-cell office:value-type="float" office:value="0.03842661" calcext:value-type="float">
            <text:p>0.03842661</text:p>
          </table:table-cell>
          <table:table-cell office:value-type="float" office:value="0.1580013" calcext:value-type="float">
            <text:p>0.1580013</text:p>
          </table:table-cell>
          <table:table-cell office:value-type="float" office:value="0.00527169" calcext:value-type="float">
            <text:p>0.00527169</text:p>
          </table:table-cell>
          <table:table-cell office:value-type="float" office:value="0.84254455" calcext:value-type="float">
            <text:p>0.84254455</text:p>
          </table:table-cell>
          <table:table-cell office:value-type="float" office:value="0.000000000005895" calcext:value-type="float">
            <text:p>5.90E-12</text:p>
          </table:table-cell>
          <table:table-cell office:value-type="float" office:value="0.15218376" calcext:value-type="float">
            <text:p>0.15218376</text:p>
          </table:table-cell>
          <table:table-cell office:value-type="float" office:value="0.00302336" calcext:value-type="float">
            <text:p>0.00302336</text:p>
          </table:table-cell>
          <table:table-cell office:value-type="float" office:value="0.00000000002258" calcext:value-type="float">
            <text:p>2.26E-11</text:p>
          </table:table-cell>
          <table:table-cell office:value-type="float" office:value="0.865354" calcext:value-type="float">
            <text:p>0.865354</text:p>
          </table:table-cell>
          <table:table-cell office:value-type="float" office:value="0.13162264" calcext:value-type="float">
            <text:p>0.1316226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7827273" calcext:value-type="float">
            <text:p>0.7827273</text:p>
          </table:table-cell>
          <table:table-cell office:value-type="float" office:value="0.00386182" calcext:value-type="float">
            <text:p>0.00386182</text:p>
          </table:table-cell>
          <table:table-cell office:value-type="float" office:value="0.03939164" calcext:value-type="float">
            <text:p>0.03939164</text:p>
          </table:table-cell>
          <table:table-cell office:value-type="float" office:value="0.17401923" calcext:value-type="float">
            <text:p>0.17401923</text:p>
          </table:table-cell>
          <table:table-cell office:value-type="float" office:value="0.00505629" calcext:value-type="float">
            <text:p>0.00505629</text:p>
          </table:table-cell>
          <table:table-cell office:value-type="float" office:value="0.83068746" calcext:value-type="float">
            <text:p>0.83068746</text:p>
          </table:table-cell>
          <table:table-cell office:value-type="float" office:value="0.000000000005922" calcext:value-type="float">
            <text:p>5.92E-12</text:p>
          </table:table-cell>
          <table:table-cell office:value-type="float" office:value="0.16425625" calcext:value-type="float">
            <text:p>0.16425625</text:p>
          </table:table-cell>
          <table:table-cell office:value-type="float" office:value="0.00285898" calcext:value-type="float">
            <text:p>0.00285898</text:p>
          </table:table-cell>
          <table:table-cell office:value-type="float" office:value="0.00000000002195" calcext:value-type="float">
            <text:p>2.20E-11</text:p>
          </table:table-cell>
          <table:table-cell office:value-type="float" office:value="0.8570785" calcext:value-type="float">
            <text:p>0.8570785</text:p>
          </table:table-cell>
          <table:table-cell office:value-type="float" office:value="0.14006252" calcext:value-type="float">
            <text:p>0.1400625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76423068" calcext:value-type="float">
            <text:p>0.76423068</text:p>
          </table:table-cell>
          <table:table-cell office:value-type="float" office:value="0.00387448" calcext:value-type="float">
            <text:p>0.00387448</text:p>
          </table:table-cell>
          <table:table-cell office:value-type="float" office:value="0.04021092" calcext:value-type="float">
            <text:p>0.04021092</text:p>
          </table:table-cell>
          <table:table-cell office:value-type="float" office:value="0.19168392" calcext:value-type="float">
            <text:p>0.19168392</text:p>
          </table:table-cell>
          <table:table-cell office:value-type="float" office:value="0.00484344" calcext:value-type="float">
            <text:p>0.00484344</text:p>
          </table:table-cell>
          <table:table-cell office:value-type="float" office:value="0.81764841" calcext:value-type="float">
            <text:p>0.81764841</text:p>
          </table:table-cell>
          <table:table-cell office:value-type="float" office:value="0.00000000000593" calcext:value-type="float">
            <text:p>5.93E-12</text:p>
          </table:table-cell>
          <table:table-cell office:value-type="float" office:value="0.17750815" calcext:value-type="float">
            <text:p>0.17750815</text:p>
          </table:table-cell>
          <table:table-cell office:value-type="float" office:value="0.00270492" calcext:value-type="float">
            <text:p>0.00270492</text:p>
          </table:table-cell>
          <table:table-cell office:value-type="float" office:value="0.00000000002134" calcext:value-type="float">
            <text:p>2.13E-11</text:p>
          </table:table-cell>
          <table:table-cell office:value-type="float" office:value="0.84779522" calcext:value-type="float">
            <text:p>0.84779522</text:p>
          </table:table-cell>
          <table:table-cell office:value-type="float" office:value="0.14949986" calcext:value-type="float">
            <text:p>0.1494998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74415516" calcext:value-type="float">
            <text:p>0.74415516</text:p>
          </table:table-cell>
          <table:table-cell office:value-type="float" office:value="0.00387528" calcext:value-type="float">
            <text:p>0.00387528</text:p>
          </table:table-cell>
          <table:table-cell office:value-type="float" office:value="0.0408628" calcext:value-type="float">
            <text:p>0.0408628</text:p>
          </table:table-cell>
          <table:table-cell office:value-type="float" office:value="0.21110675" calcext:value-type="float">
            <text:p>0.21110675</text:p>
          </table:table-cell>
          <table:table-cell office:value-type="float" office:value="0.00463269" calcext:value-type="float">
            <text:p>0.00463269</text:p>
          </table:table-cell>
          <table:table-cell office:value-type="float" office:value="0.80333492" calcext:value-type="float">
            <text:p>0.80333492</text:p>
          </table:table-cell>
          <table:table-cell office:value-type="float" office:value="0.00000000000592" calcext:value-type="float">
            <text:p>5.92E-12</text:p>
          </table:table-cell>
          <table:table-cell office:value-type="float" office:value="0.19203239" calcext:value-type="float">
            <text:p>0.19203239</text:p>
          </table:table-cell>
          <table:table-cell office:value-type="float" office:value="0.00256008" calcext:value-type="float">
            <text:p>0.00256008</text:p>
          </table:table-cell>
          <table:table-cell office:value-type="float" office:value="0.00000000002074" calcext:value-type="float">
            <text:p>2.07E-11</text:p>
          </table:table-cell>
          <table:table-cell office:value-type="float" office:value="0.83740407" calcext:value-type="float">
            <text:p>0.83740407</text:p>
          </table:table-cell>
          <table:table-cell office:value-type="float" office:value="0.16003585" calcext:value-type="float">
            <text:p>0.1600358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242439" calcext:value-type="float">
            <text:p>0.72242439</text:p>
          </table:table-cell>
          <table:table-cell office:value-type="float" office:value="0.00386303" calcext:value-type="float">
            <text:p>0.00386303</text:p>
          </table:table-cell>
          <table:table-cell office:value-type="float" office:value="0.04132579" calcext:value-type="float">
            <text:p>0.04132579</text:p>
          </table:table-cell>
          <table:table-cell office:value-type="float" office:value="0.23238679" calcext:value-type="float">
            <text:p>0.23238679</text:p>
          </table:table-cell>
          <table:table-cell office:value-type="float" office:value="0.00442361" calcext:value-type="float">
            <text:p>0.00442361</text:p>
          </table:table-cell>
          <table:table-cell office:value-type="float" office:value="0.7876552" calcext:value-type="float">
            <text:p>0.7876552</text:p>
          </table:table-cell>
          <table:table-cell office:value-type="float" office:value="0.000000000005889" calcext:value-type="float">
            <text:p>5.89E-12</text:p>
          </table:table-cell>
          <table:table-cell office:value-type="float" office:value="0.20792119" calcext:value-type="float">
            <text:p>0.20792119</text:p>
          </table:table-cell>
          <table:table-cell office:value-type="float" office:value="0.00242342" calcext:value-type="float">
            <text:p>0.00242342</text:p>
          </table:table-cell>
          <table:table-cell office:value-type="float" office:value="0.00000000002016" calcext:value-type="float">
            <text:p>2.02E-11</text:p>
          </table:table-cell>
          <table:table-cell office:value-type="float" office:value="0.82579691" calcext:value-type="float">
            <text:p>0.82579691</text:p>
          </table:table-cell>
          <table:table-cell office:value-type="float" office:value="0.17177967" calcext:value-type="float">
            <text:p>0.1717796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9898032" calcext:value-type="float">
            <text:p>0.69898032</text:p>
          </table:table-cell>
          <table:table-cell office:value-type="float" office:value="0.00383655" calcext:value-type="float">
            <text:p>0.00383655</text:p>
          </table:table-cell>
          <table:table-cell office:value-type="float" office:value="0.04157927" calcext:value-type="float">
            <text:p>0.04157927</text:p>
          </table:table-cell>
          <table:table-cell office:value-type="float" office:value="0.25560386" calcext:value-type="float">
            <text:p>0.25560386</text:p>
          </table:table-cell>
          <table:table-cell office:value-type="float" office:value="0.00421585" calcext:value-type="float">
            <text:p>0.00421585</text:p>
          </table:table-cell>
          <table:table-cell office:value-type="float" office:value="0.77052085" calcext:value-type="float">
            <text:p>0.77052085</text:p>
          </table:table-cell>
          <table:table-cell office:value-type="float" office:value="0.000000000005836" calcext:value-type="float">
            <text:p>5.84E-12</text:p>
          </table:table-cell>
          <table:table-cell office:value-type="float" office:value="0.2252633" calcext:value-type="float">
            <text:p>0.2252633</text:p>
          </table:table-cell>
          <table:table-cell office:value-type="float" office:value="0.00229396" calcext:value-type="float">
            <text:p>0.00229396</text:p>
          </table:table-cell>
          <table:table-cell office:value-type="float" office:value="0.00000000001959" calcext:value-type="float">
            <text:p>1.96E-11</text:p>
          </table:table-cell>
          <table:table-cell office:value-type="float" office:value="0.8128585" calcext:value-type="float">
            <text:p>0.8128585</text:p>
          </table:table-cell>
          <table:table-cell office:value-type="float" office:value="0.18484754" calcext:value-type="float">
            <text:p>0.1848475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7379023" calcext:value-type="float">
            <text:p>0.67379023</text:p>
          </table:table-cell>
          <table:table-cell office:value-type="float" office:value="0.00379476" calcext:value-type="float">
            <text:p>0.00379476</text:p>
          </table:table-cell>
          <table:table-cell office:value-type="float" office:value="0.04160437" calcext:value-type="float">
            <text:p>0.04160437</text:p>
          </table:table-cell>
          <table:table-cell office:value-type="float" office:value="0.28081064" calcext:value-type="float">
            <text:p>0.28081064</text:p>
          </table:table-cell>
          <table:table-cell office:value-type="float" office:value="0.00400911" calcext:value-type="float">
            <text:p>0.00400911</text:p>
          </table:table-cell>
          <table:table-cell office:value-type="float" office:value="0.7518505" calcext:value-type="float">
            <text:p>0.7518505</text:p>
          </table:table-cell>
          <table:table-cell office:value-type="float" office:value="0.000000000005761" calcext:value-type="float">
            <text:p>5.76E-12</text:p>
          </table:table-cell>
          <table:table-cell office:value-type="float" office:value="0.24414039" calcext:value-type="float">
            <text:p>0.24414039</text:p>
          </table:table-cell>
          <table:table-cell office:value-type="float" office:value="0.00217084" calcext:value-type="float">
            <text:p>0.00217084</text:p>
          </table:table-cell>
          <table:table-cell office:value-type="float" office:value="0.00000000001902" calcext:value-type="float">
            <text:p>1.90E-11</text:p>
          </table:table-cell>
          <table:table-cell office:value-type="float" office:value="0.79846807" calcext:value-type="float">
            <text:p>0.79846807</text:p>
          </table:table-cell>
          <table:table-cell office:value-type="float" office:value="0.1993611" calcext:value-type="float">
            <text:p>0.199361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64685425" calcext:value-type="float">
            <text:p>0.64685425</text:p>
          </table:table-cell>
          <table:table-cell office:value-type="float" office:value="0.00373676" calcext:value-type="float">
            <text:p>0.00373676</text:p>
          </table:table-cell>
          <table:table-cell office:value-type="float" office:value="0.04138491" calcext:value-type="float">
            <text:p>0.04138491</text:p>
          </table:table-cell>
          <table:table-cell office:value-type="float" office:value="0.30802409" calcext:value-type="float">
            <text:p>0.30802409</text:p>
          </table:table-cell>
          <table:table-cell office:value-type="float" office:value="0.00380317" calcext:value-type="float">
            <text:p>0.00380317</text:p>
          </table:table-cell>
          <table:table-cell office:value-type="float" office:value="0.73157406" calcext:value-type="float">
            <text:p>0.73157406</text:p>
          </table:table-cell>
          <table:table-cell office:value-type="float" office:value="0.000000000005662" calcext:value-type="float">
            <text:p>5.66E-12</text:p>
          </table:table-cell>
          <table:table-cell office:value-type="float" office:value="0.26462276" calcext:value-type="float">
            <text:p>0.26462276</text:p>
          </table:table-cell>
          <table:table-cell office:value-type="float" office:value="0.00205321" calcext:value-type="float">
            <text:p>0.00205321</text:p>
          </table:table-cell>
          <table:table-cell office:value-type="float" office:value="0.00000000001845" calcext:value-type="float">
            <text:p>1.85E-11</text:p>
          </table:table-cell>
          <table:table-cell office:value-type="float" office:value="0.78250186" calcext:value-type="float">
            <text:p>0.78250186</text:p>
          </table:table-cell>
          <table:table-cell office:value-type="float" office:value="0.21544493" calcext:value-type="float">
            <text:p>0.2154449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61821309" calcext:value-type="float">
            <text:p>0.61821309</text:p>
          </table:table-cell>
          <table:table-cell office:value-type="float" office:value="0.00366184" calcext:value-type="float">
            <text:p>0.00366184</text:p>
          </table:table-cell>
          <table:table-cell office:value-type="float" office:value="0.04090856" calcext:value-type="float">
            <text:p>0.04090856</text:p>
          </table:table-cell>
          <table:table-cell office:value-type="float" office:value="0.33721651" calcext:value-type="float">
            <text:p>0.33721651</text:p>
          </table:table-cell>
          <table:table-cell office:value-type="float" office:value="0.00359792" calcext:value-type="float">
            <text:p>0.00359792</text:p>
          </table:table-cell>
          <table:table-cell office:value-type="float" office:value="0.7096378" calcext:value-type="float">
            <text:p>0.7096378</text:p>
          </table:table-cell>
          <table:table-cell office:value-type="float" office:value="0.00000000000554" calcext:value-type="float">
            <text:p>5.54E-12</text:p>
          </table:table-cell>
          <table:table-cell office:value-type="float" office:value="0.28676428" calcext:value-type="float">
            <text:p>0.28676428</text:p>
          </table:table-cell>
          <table:table-cell office:value-type="float" office:value="0.00194033" calcext:value-type="float">
            <text:p>0.00194033</text:p>
          </table:table-cell>
          <table:table-cell office:value-type="float" office:value="0.00000000001788" calcext:value-type="float">
            <text:p>1.79E-11</text:p>
          </table:table-cell>
          <table:table-cell office:value-type="float" office:value="0.76483659" calcext:value-type="float">
            <text:p>0.76483659</text:p>
          </table:table-cell>
          <table:table-cell office:value-type="float" office:value="0.23322308" calcext:value-type="float">
            <text:p>0.2332230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58795518" calcext:value-type="float">
            <text:p>0.58795518</text:p>
          </table:table-cell>
          <table:table-cell office:value-type="float" office:value="0.00356963" calcext:value-type="float">
            <text:p>0.00356963</text:p>
          </table:table-cell>
          <table:table-cell office:value-type="float" office:value="0.04016795" calcext:value-type="float">
            <text:p>0.04016795</text:p>
          </table:table-cell>
          <table:table-cell office:value-type="float" office:value="0.36830723" calcext:value-type="float">
            <text:p>0.36830723</text:p>
          </table:table-cell>
          <table:table-cell office:value-type="float" office:value="0.00339334" calcext:value-type="float">
            <text:p>0.00339334</text:p>
          </table:table-cell>
          <table:table-cell office:value-type="float" office:value="0.68600998" calcext:value-type="float">
            <text:p>0.68600998</text:p>
          </table:table-cell>
          <table:table-cell office:value-type="float" office:value="0.000000000005395" calcext:value-type="float">
            <text:p>5.40E-12</text:p>
          </table:table-cell>
          <table:table-cell office:value-type="float" office:value="0.31059667" calcext:value-type="float">
            <text:p>0.31059667</text:p>
          </table:table-cell>
          <table:table-cell office:value-type="float" office:value="0.00183152" calcext:value-type="float">
            <text:p>0.00183152</text:p>
          </table:table-cell>
          <table:table-cell office:value-type="float" office:value="0.0000000000173" calcext:value-type="float">
            <text:p>1.73E-11</text:p>
          </table:table-cell>
          <table:table-cell office:value-type="float" office:value="0.74535427" calcext:value-type="float">
            <text:p>0.74535427</text:p>
          </table:table-cell>
          <table:table-cell office:value-type="float" office:value="0.25281422" calcext:value-type="float">
            <text:p>0.25281422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55622245" calcext:value-type="float">
            <text:p>0.55622245</text:p>
          </table:table-cell>
          <table:table-cell office:value-type="float" office:value="0.0034601" calcext:value-type="float">
            <text:p>0.0034601</text:p>
          </table:table-cell>
          <table:table-cell office:value-type="float" office:value="0.03916179" calcext:value-type="float">
            <text:p>0.03916179</text:p>
          </table:table-cell>
          <table:table-cell office:value-type="float" office:value="0.40115565" calcext:value-type="float">
            <text:p>0.40115565</text:p>
          </table:table-cell>
          <table:table-cell office:value-type="float" office:value="0.00318957" calcext:value-type="float">
            <text:p>0.00318957</text:p>
          </table:table-cell>
          <table:table-cell office:value-type="float" office:value="0.66068697" calcext:value-type="float">
            <text:p>0.66068697</text:p>
          </table:table-cell>
          <table:table-cell office:value-type="float" office:value="0.000000000005226" calcext:value-type="float">
            <text:p>5.23E-12</text:p>
          </table:table-cell>
          <table:table-cell office:value-type="float" office:value="0.33612346" calcext:value-type="float">
            <text:p>0.33612346</text:p>
          </table:table-cell>
          <table:table-cell office:value-type="float" office:value="0.00172614" calcext:value-type="float">
            <text:p>0.00172614</text:p>
          </table:table-cell>
          <table:table-cell office:value-type="float" office:value="0.00000000001671" calcext:value-type="float">
            <text:p>1.67E-11</text:p>
          </table:table-cell>
          <table:table-cell office:value-type="float" office:value="0.72394838" calcext:value-type="float">
            <text:p>0.72394838</text:p>
          </table:table-cell>
          <table:table-cell office:value-type="float" office:value="0.27432548" calcext:value-type="float">
            <text:p>0.2743254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52321367" calcext:value-type="float">
            <text:p>0.52321367</text:p>
          </table:table-cell>
          <table:table-cell office:value-type="float" office:value="0.00333369" calcext:value-type="float">
            <text:p>0.00333369</text:p>
          </table:table-cell>
          <table:table-cell office:value-type="float" office:value="0.03789578" calcext:value-type="float">
            <text:p>0.03789578</text:p>
          </table:table-cell>
          <table:table-cell office:value-type="float" office:value="0.43555686" calcext:value-type="float">
            <text:p>0.43555686</text:p>
          </table:table-cell>
          <table:table-cell office:value-type="float" office:value="0.00298685" calcext:value-type="float">
            <text:p>0.00298685</text:p>
          </table:table-cell>
          <table:table-cell office:value-type="float" office:value="0.63369945" calcext:value-type="float">
            <text:p>0.63369945</text:p>
          </table:table-cell>
          <table:table-cell office:value-type="float" office:value="0.000000000005034" calcext:value-type="float">
            <text:p>5.03E-12</text:p>
          </table:table-cell>
          <table:table-cell office:value-type="float" office:value="0.36331371" calcext:value-type="float">
            <text:p>0.36331371</text:p>
          </table:table-cell>
          <table:table-cell office:value-type="float" office:value="0.00162368" calcext:value-type="float">
            <text:p>0.00162368</text:p>
          </table:table-cell>
          <table:table-cell office:value-type="float" office:value="0.0000000000161" calcext:value-type="float">
            <text:p>1.61E-11</text:p>
          </table:table-cell>
          <table:table-cell office:value-type="float" office:value="0.70053156" calcext:value-type="float">
            <text:p>0.70053156</text:p>
          </table:table-cell>
          <table:table-cell office:value-type="float" office:value="0.29784476" calcext:value-type="float">
            <text:p>0.2978447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48918462" calcext:value-type="float">
            <text:p>0.48918462</text:p>
          </table:table-cell>
          <table:table-cell office:value-type="float" office:value="0.00319131" calcext:value-type="float">
            <text:p>0.00319131</text:p>
          </table:table-cell>
          <table:table-cell office:value-type="float" office:value="0.03638323" calcext:value-type="float">
            <text:p>0.03638323</text:p>
          </table:table-cell>
          <table:table-cell office:value-type="float" office:value="0.47124084" calcext:value-type="float">
            <text:p>0.47124084</text:p>
          </table:table-cell>
          <table:table-cell office:value-type="float" office:value="0.00278561" calcext:value-type="float">
            <text:p>0.00278561</text:p>
          </table:table-cell>
          <table:table-cell office:value-type="float" office:value="0.60511816" calcext:value-type="float">
            <text:p>0.60511816</text:p>
          </table:table-cell>
          <table:table-cell office:value-type="float" office:value="0.000000000004821" calcext:value-type="float">
            <text:p>4.82E-12</text:p>
          </table:table-cell>
          <table:table-cell office:value-type="float" office:value="0.39209623" calcext:value-type="float">
            <text:p>0.39209623</text:p>
          </table:table-cell>
          <table:table-cell office:value-type="float" office:value="0.00152366" calcext:value-type="float">
            <text:p>0.00152366</text:p>
          </table:table-cell>
          <table:table-cell office:value-type="float" office:value="0.00000000001547" calcext:value-type="float">
            <text:p>1.55E-11</text:p>
          </table:table-cell>
          <table:table-cell office:value-type="float" office:value="0.67504474" calcext:value-type="float">
            <text:p>0.67504474</text:p>
          </table:table-cell>
          <table:table-cell office:value-type="float" office:value="0.3234316" calcext:value-type="float">
            <text:p>0.3234316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5444404" calcext:value-type="float">
            <text:p>0.45444404</text:p>
          </table:table-cell>
          <table:table-cell office:value-type="float" office:value="0.00303439" calcext:value-type="float">
            <text:p>0.00303439</text:p>
          </table:table-cell>
          <table:table-cell office:value-type="float" office:value="0.03464533" calcext:value-type="float">
            <text:p>0.03464533</text:p>
          </table:table-cell>
          <table:table-cell office:value-type="float" office:value="0.50787624" calcext:value-type="float">
            <text:p>0.50787624</text:p>
          </table:table-cell>
          <table:table-cell office:value-type="float" office:value="0.00258641" calcext:value-type="float">
            <text:p>0.00258641</text:p>
          </table:table-cell>
          <table:table-cell office:value-type="float" office:value="0.57505881" calcext:value-type="float">
            <text:p>0.57505881</text:p>
          </table:table-cell>
          <table:table-cell office:value-type="float" office:value="0.000000000004589" calcext:value-type="float">
            <text:p>4.59E-12</text:p>
          </table:table-cell>
          <table:table-cell office:value-type="float" office:value="0.42235479" calcext:value-type="float">
            <text:p>0.42235479</text:p>
          </table:table-cell>
          <table:table-cell office:value-type="float" office:value="0.00142573" calcext:value-type="float">
            <text:p>0.00142573</text:p>
          </table:table-cell>
          <table:table-cell office:value-type="float" office:value="0.00000000001481" calcext:value-type="float">
            <text:p>1.48E-11</text:p>
          </table:table-cell>
          <table:table-cell office:value-type="float" office:value="0.6474674" calcext:value-type="float">
            <text:p>0.6474674</text:p>
          </table:table-cell>
          <table:table-cell office:value-type="float" office:value="0.35110687" calcext:value-type="float">
            <text:p>0.35110687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41934524" calcext:value-type="float">
            <text:p>0.41934524</text:p>
          </table:table-cell>
          <table:table-cell office:value-type="float" office:value="0.00286485" calcext:value-type="float">
            <text:p>0.00286485</text:p>
          </table:table-cell>
          <table:table-cell office:value-type="float" office:value="0.03271078" calcext:value-type="float">
            <text:p>0.03271078</text:p>
          </table:table-cell>
          <table:table-cell office:value-type="float" office:value="0.54507913" calcext:value-type="float">
            <text:p>0.54507913</text:p>
          </table:table-cell>
          <table:table-cell office:value-type="float" office:value="0.00238997" calcext:value-type="float">
            <text:p>0.00238997</text:p>
          </table:table-cell>
          <table:table-cell office:value-type="float" office:value="0.54368516" calcext:value-type="float">
            <text:p>0.54368516</text:p>
          </table:table-cell>
          <table:table-cell office:value-type="float" office:value="0.000000000004338" calcext:value-type="float">
            <text:p>4.34E-12</text:p>
          </table:table-cell>
          <table:table-cell office:value-type="float" office:value="0.45392487" calcext:value-type="float">
            <text:p>0.45392487</text:p>
          </table:table-cell>
          <table:table-cell office:value-type="float" office:value="0.00132963" calcext:value-type="float">
            <text:p>0.00132963</text:p>
          </table:table-cell>
          <table:table-cell office:value-type="float" office:value="0.00000000001413" calcext:value-type="float">
            <text:p>1.41E-11</text:p>
          </table:table-cell>
          <table:table-cell office:value-type="float" office:value="0.61782842" calcext:value-type="float">
            <text:p>0.61782842</text:p>
          </table:table-cell>
          <table:table-cell office:value-type="float" office:value="0.38084194" calcext:value-type="float">
            <text:p>0.380841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38427324" calcext:value-type="float">
            <text:p>0.38427324</text:p>
          </table:table-cell>
          <table:table-cell office:value-type="float" office:value="0.00268506" calcext:value-type="float">
            <text:p>0.00268506</text:p>
          </table:table-cell>
          <table:table-cell office:value-type="float" office:value="0.03061493" calcext:value-type="float">
            <text:p>0.03061493</text:p>
          </table:table-cell>
          <table:table-cell office:value-type="float" office:value="0.58242677" calcext:value-type="float">
            <text:p>0.58242677</text:p>
          </table:table-cell>
          <table:table-cell office:value-type="float" office:value="0.00219716" calcext:value-type="float">
            <text:p>0.00219716</text:p>
          </table:table-cell>
          <table:table-cell office:value-type="float" office:value="0.51120993" calcext:value-type="float">
            <text:p>0.51120993</text:p>
          </table:table-cell>
          <table:table-cell office:value-type="float" office:value="0.000000000004073" calcext:value-type="float">
            <text:p>4.07E-12</text:p>
          </table:table-cell>
          <table:table-cell office:value-type="float" office:value="0.48659291" calcext:value-type="float">
            <text:p>0.48659291</text:p>
          </table:table-cell>
          <table:table-cell office:value-type="float" office:value="0.00123523" calcext:value-type="float">
            <text:p>0.00123523</text:p>
          </table:table-cell>
          <table:table-cell office:value-type="float" office:value="0.00000000001343" calcext:value-type="float">
            <text:p>1.34E-11</text:p>
          </table:table-cell>
          <table:table-cell office:value-type="float" office:value="0.58621676" calcext:value-type="float">
            <text:p>0.58621676</text:p>
          </table:table-cell>
          <table:table-cell office:value-type="float" office:value="0.41254801" calcext:value-type="float">
            <text:p>0.4125480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34962837" calcext:value-type="float">
            <text:p>0.34962837</text:p>
          </table:table-cell>
          <table:table-cell office:value-type="float" office:value="0.00249775" calcext:value-type="float">
            <text:p>0.00249775</text:p>
          </table:table-cell>
          <table:table-cell office:value-type="float" office:value="0.02839833" calcext:value-type="float">
            <text:p>0.02839833</text:p>
          </table:table-cell>
          <table:table-cell office:value-type="float" office:value="0.61947556" calcext:value-type="float">
            <text:p>0.61947556</text:p>
          </table:table-cell>
          <table:table-cell office:value-type="float" office:value="0.00200893" calcext:value-type="float">
            <text:p>0.00200893</text:p>
          </table:table-cell>
          <table:table-cell office:value-type="float" office:value="0.47789267" calcext:value-type="float">
            <text:p>0.47789267</text:p>
          </table:table-cell>
          <table:table-cell office:value-type="float" office:value="0.000000000003797" calcext:value-type="float">
            <text:p>3.80E-12</text:p>
          </table:table-cell>
          <table:table-cell office:value-type="float" office:value="0.5200984" calcext:value-type="float">
            <text:p>0.5200984</text:p>
          </table:table-cell>
          <table:table-cell office:value-type="float" office:value="0.0011425" calcext:value-type="float">
            <text:p>0.0011425</text:p>
          </table:table-cell>
          <table:table-cell office:value-type="float" office:value="0.0000000000127" calcext:value-type="float">
            <text:p>1.27E-11</text:p>
          </table:table-cell>
          <table:table-cell office:value-type="float" office:value="0.55279048" calcext:value-type="float">
            <text:p>0.55279048</text:p>
          </table:table-cell>
          <table:table-cell office:value-type="float" office:value="0.44606701" calcext:value-type="float">
            <text:p>0.4460670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31580754" calcext:value-type="float">
            <text:p>0.31580754</text:p>
          </table:table-cell>
          <table:table-cell office:value-type="float" office:value="0.00230588" calcext:value-type="float">
            <text:p>0.00230588</text:p>
          </table:table-cell>
          <table:table-cell office:value-type="float" office:value="0.02610482" calcext:value-type="float">
            <text:p>0.02610482</text:p>
          </table:table-cell>
          <table:table-cell office:value-type="float" office:value="0.65578176" calcext:value-type="float">
            <text:p>0.65578176</text:p>
          </table:table-cell>
          <table:table-cell office:value-type="float" office:value="0.00182633" calcext:value-type="float">
            <text:p>0.00182633</text:p>
          </table:table-cell>
          <table:table-cell office:value-type="float" office:value="0.44403432" calcext:value-type="float">
            <text:p>0.44403432</text:p>
          </table:table-cell>
          <table:table-cell office:value-type="float" office:value="0.000000000003513" calcext:value-type="float">
            <text:p>3.51E-12</text:p>
          </table:table-cell>
          <table:table-cell office:value-type="float" office:value="0.55413935" calcext:value-type="float">
            <text:p>0.55413935</text:p>
          </table:table-cell>
          <table:table-cell office:value-type="float" office:value="0.00105156" calcext:value-type="float">
            <text:p>0.00105156</text:p>
          </table:table-cell>
          <table:table-cell office:value-type="float" office:value="0.00000000001195" calcext:value-type="float">
            <text:p>1.20E-11</text:p>
          </table:table-cell>
          <table:table-cell office:value-type="float" office:value="0.51778293" calcext:value-type="float">
            <text:p>0.51778293</text:p>
          </table:table-cell>
          <table:table-cell office:value-type="float" office:value="0.48116551" calcext:value-type="float">
            <text:p>0.4811655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28318515" calcext:value-type="float">
            <text:p>0.28318515</text:p>
          </table:table-cell>
          <table:table-cell office:value-type="float" office:value="0.00211252" calcext:value-type="float">
            <text:p>0.00211252</text:p>
          </table:table-cell>
          <table:table-cell office:value-type="float" office:value="0.02377935" calcext:value-type="float">
            <text:p>0.02377935</text:p>
          </table:table-cell>
          <table:table-cell office:value-type="float" office:value="0.69092298" calcext:value-type="float">
            <text:p>0.69092298</text:p>
          </table:table-cell>
          <table:table-cell office:value-type="float" office:value="0.00165043" calcext:value-type="float">
            <text:p>0.00165043</text:p>
          </table:table-cell>
          <table:table-cell office:value-type="float" office:value="0.40996839" calcext:value-type="float">
            <text:p>0.40996839</text:p>
          </table:table-cell>
          <table:table-cell office:value-type="float" office:value="0.000000000003225" calcext:value-type="float">
            <text:p>3.23E-12</text:p>
          </table:table-cell>
          <table:table-cell office:value-type="float" office:value="0.58838119" calcext:value-type="float">
            <text:p>0.58838119</text:p>
          </table:table-cell>
          <table:table-cell office:value-type="float" office:value="0.00096262" calcext:value-type="float">
            <text:p>0.00096262</text:p>
          </table:table-cell>
          <table:table-cell office:value-type="float" office:value="0.00000000001117" calcext:value-type="float">
            <text:p>1.12E-11</text:p>
          </table:table-cell>
          <table:table-cell office:value-type="float" office:value="0.48150434" calcext:value-type="float">
            <text:p>0.48150434</text:p>
          </table:table-cell>
          <table:table-cell office:value-type="float" office:value="0.51753304" calcext:value-type="float">
            <text:p>0.5175330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5209537" calcext:value-type="float">
            <text:p>0.25209537</text:p>
          </table:table-cell>
          <table:table-cell office:value-type="float" office:value="0.00192068" calcext:value-type="float">
            <text:p>0.00192068</text:p>
          </table:table-cell>
          <table:table-cell office:value-type="float" office:value="0.02146568" calcext:value-type="float">
            <text:p>0.02146568</text:p>
          </table:table-cell>
          <table:table-cell office:value-type="float" office:value="0.72451827" calcext:value-type="float">
            <text:p>0.72451827</text:p>
          </table:table-cell>
          <table:table-cell office:value-type="float" office:value="0.00148228" calcext:value-type="float">
            <text:p>0.00148228</text:p>
          </table:table-cell>
          <table:table-cell office:value-type="float" office:value="0.37604904" calcext:value-type="float">
            <text:p>0.37604904</text:p>
          </table:table-cell>
          <table:table-cell office:value-type="float" office:value="0.000000000002937" calcext:value-type="float">
            <text:p>2.94E-12</text:p>
          </table:table-cell>
          <table:table-cell office:value-type="float" office:value="0.62246868" calcext:value-type="float">
            <text:p>0.62246868</text:p>
          </table:table-cell>
          <table:table-cell office:value-type="float" office:value="0.00087603" calcext:value-type="float">
            <text:p>0.00087603</text:p>
          </table:table-cell>
          <table:table-cell office:value-type="float" office:value="0.00000000001038" calcext:value-type="float">
            <text:p>1.04E-11</text:p>
          </table:table-cell>
          <table:table-cell office:value-type="float" office:value="0.44433749" calcext:value-type="float">
            <text:p>0.44433749</text:p>
          </table:table-cell>
          <table:table-cell office:value-type="float" office:value="0.55478648" calcext:value-type="float">
            <text:p>0.55478648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2281767" calcext:value-type="float">
            <text:p>0.22281767</text:p>
          </table:table-cell>
          <table:table-cell office:value-type="float" office:value="0.00173319" calcext:value-type="float">
            <text:p>0.00173319</text:p>
          </table:table-cell>
          <table:table-cell office:value-type="float" office:value="0.01920431" calcext:value-type="float">
            <text:p>0.01920431</text:p>
          </table:table-cell>
          <table:table-cell office:value-type="float" office:value="0.75624483" calcext:value-type="float">
            <text:p>0.75624483</text:p>
          </table:table-cell>
          <table:table-cell office:value-type="float" office:value="0.00132286" calcext:value-type="float">
            <text:p>0.00132286</text:p>
          </table:table-cell>
          <table:table-cell office:value-type="float" office:value="0.34263692" calcext:value-type="float">
            <text:p>0.34263692</text:p>
          </table:table-cell>
          <table:table-cell office:value-type="float" office:value="0.000000000002653" calcext:value-type="float">
            <text:p>2.65E-12</text:p>
          </table:table-cell>
          <table:table-cell office:value-type="float" office:value="0.65604021" calcext:value-type="float">
            <text:p>0.65604021</text:p>
          </table:table-cell>
          <table:table-cell office:value-type="float" office:value="0.0007922" calcext:value-type="float">
            <text:p>0.0007922</text:p>
          </table:table-cell>
          <table:table-cell office:value-type="float" office:value="0.000000000009588" calcext:value-type="float">
            <text:p>9.59E-12</text:p>
          </table:table-cell>
          <table:table-cell office:value-type="float" office:value="0.40672667" calcext:value-type="float">
            <text:p>0.40672667</text:p>
          </table:table-cell>
          <table:table-cell office:value-type="float" office:value="0.59248112" calcext:value-type="float">
            <text:p>0.59248112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19556695" calcext:value-type="float">
            <text:p>0.19556695</text:p>
          </table:table-cell>
          <table:table-cell office:value-type="float" office:value="0.00155253" calcext:value-type="float">
            <text:p>0.00155253</text:p>
          </table:table-cell>
          <table:table-cell office:value-type="float" office:value="0.01703072" calcext:value-type="float">
            <text:p>0.01703072</text:p>
          </table:table-cell>
          <table:table-cell office:value-type="float" office:value="0.7858498" calcext:value-type="float">
            <text:p>0.7858498</text:p>
          </table:table-cell>
          <table:table-cell office:value-type="float" office:value="0.00117303" calcext:value-type="float">
            <text:p>0.00117303</text:p>
          </table:table-cell>
          <table:table-cell office:value-type="float" office:value="0.3100838" calcext:value-type="float">
            <text:p>0.3100838</text:p>
          </table:table-cell>
          <table:table-cell office:value-type="float" office:value="0.000000000002377" calcext:value-type="float">
            <text:p>2.38E-12</text:p>
          </table:table-cell>
          <table:table-cell office:value-type="float" office:value="0.68874317" calcext:value-type="float">
            <text:p>0.68874317</text:p>
          </table:table-cell>
          <table:table-cell office:value-type="float" office:value="0.00071164" calcext:value-type="float">
            <text:p>0.00071164</text:p>
          </table:table-cell>
          <table:table-cell office:value-type="float" office:value="0.00000000000879" calcext:value-type="float">
            <text:p>8.79E-12</text:p>
          </table:table-cell>
          <table:table-cell office:value-type="float" office:value="0.36915982" calcext:value-type="float">
            <text:p>0.36915982</text:p>
          </table:table-cell>
          <table:table-cell office:value-type="float" office:value="0.63012854" calcext:value-type="float">
            <text:p>0.6301285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17048873" calcext:value-type="float">
            <text:p>0.17048873</text:p>
          </table:table-cell>
          <table:table-cell office:value-type="float" office:value="0.00138081" calcext:value-type="float">
            <text:p>0.00138081</text:p>
          </table:table-cell>
          <table:table-cell office:value-type="float" office:value="0.0149741" calcext:value-type="float">
            <text:p>0.0149741</text:p>
          </table:table-cell>
          <table:table-cell office:value-type="float" office:value="0.81315636" calcext:value-type="float">
            <text:p>0.81315636</text:p>
          </table:table-cell>
          <table:table-cell office:value-type="float" office:value="0.00103348" calcext:value-type="float">
            <text:p>0.00103348</text:p>
          </table:table-cell>
          <table:table-cell office:value-type="float" office:value="0.27871733" calcext:value-type="float">
            <text:p>0.27871733</text:p>
          </table:table-cell>
          <table:table-cell office:value-type="float" office:value="0.000000000002112" calcext:value-type="float">
            <text:p>2.11E-12</text:p>
          </table:table-cell>
          <table:table-cell office:value-type="float" office:value="0.72024919" calcext:value-type="float">
            <text:p>0.72024919</text:p>
          </table:table-cell>
          <table:table-cell office:value-type="float" office:value="0.00063484" calcext:value-type="float">
            <text:p>0.00063484</text:p>
          </table:table-cell>
          <table:table-cell office:value-type="float" office:value="0.000000000008" calcext:value-type="float">
            <text:p>8.00E-12</text:p>
          </table:table-cell>
          <table:table-cell office:value-type="float" office:value="0.33214496" calcext:value-type="float">
            <text:p>0.33214496</text:p>
          </table:table-cell>
          <table:table-cell office:value-type="float" office:value="0.6672202" calcext:value-type="float">
            <text:p>0.667220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14765956" calcext:value-type="float">
            <text:p>0.14765956</text:p>
          </table:table-cell>
          <table:table-cell office:value-type="float" office:value="0.00121966" calcext:value-type="float">
            <text:p>0.00121966</text:p>
          </table:table-cell>
          <table:table-cell office:value-type="float" office:value="0.01305669" calcext:value-type="float">
            <text:p>0.01305669</text:p>
          </table:table-cell>
          <table:table-cell office:value-type="float" office:value="0.83806409" calcext:value-type="float">
            <text:p>0.83806409</text:p>
          </table:table-cell>
          <table:table-cell office:value-type="float" office:value="0.00090469" calcext:value-type="float">
            <text:p>0.00090469</text:p>
          </table:table-cell>
          <table:table-cell office:value-type="float" office:value="0.24882746" calcext:value-type="float">
            <text:p>0.24882746</text:p>
          </table:table-cell>
          <table:table-cell office:value-type="float" office:value="0.000000000001862" calcext:value-type="float">
            <text:p>1.86E-12</text:p>
          </table:table-cell>
          <table:table-cell office:value-type="float" office:value="0.75026786" calcext:value-type="float">
            <text:p>0.75026786</text:p>
          </table:table-cell>
          <table:table-cell office:value-type="float" office:value="0.00056231" calcext:value-type="float">
            <text:p>0.00056231</text:p>
          </table:table-cell>
          <table:table-cell office:value-type="float" office:value="0.000000000007227" calcext:value-type="float">
            <text:p>7.23E-12</text:p>
          </table:table-cell>
          <table:table-cell office:value-type="float" office:value="0.29618314" calcext:value-type="float">
            <text:p>0.29618314</text:p>
          </table:table-cell>
          <table:table-cell office:value-type="float" office:value="0.70325455" calcext:value-type="float">
            <text:p>0.7032545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 office:value-type="float" office:value="1" calcext:value-type="float">
            <text:p>1</text:p>
          </table:table-cell>
          <table:table-cell/>
          <table:table-cell table:style-name="Default"/>
          <table:table-cell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0T13:53:01.005000000</meta:creation-date>
    <dc:date>2023-11-20T13:55:26.533000000</dc:date>
    <meta:editing-duration>PT2M27S</meta:editing-duration>
    <meta:editing-cycles>2</meta:editing-cycles>
    <meta:generator>LibreOffice/6.1.6.3$Windows_X86_64 LibreOffice_project/5896ab1714085361c45cf540f76f60673dd96a72</meta:generator>
    <meta:document-statistic meta:table-count="1" meta:cell-count="629" meta:object-count="0"/>
  </office:meta>
</office:document-meta>
</file>